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style:font-name="Droid Sans Mono"/>
    </style:style>
    <style:style style:name="ce3" style:family="table-cell" style:parent-style-name="Default" style:data-style-name="N2">
      <style:text-properties style:font-name="Droid Sans Mon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24" table:style-name="ta1">
        <table:shapes>
          <draw:frame draw:z-index="0" draw:style-name="gr1" draw:text-style-name="P1" svg:width="6.2988in" svg:height="3.5429in" svg:x="0.2051in" svg:y="1.6079in">
            <draw:object draw:notify-on-update-of-ranges="'1024'.A1:'1024'.A1 '1024'.A2:'1024'.A8 '1024'.C1:'1024'.C1 '1024'.C2:'1024'.C8 '1024'.D1:'1024'.D1 '1024'.D2:'1024'.D8 '1024'.E1:'1024'.E1 '1024'.E2:'1024'.E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676in" svg:y="1.6079in">
            <draw:object draw:notify-on-update-of-ranges="'1024'.A1:'1024'.A1 '1024'.A2:'1024'.A8 '1024'.F1:'1024'.F1 '1024'.F2:'1024'.F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69034.404" calcext:value-type="float">
            <text:p>69034.40</text:p>
          </table:table-cell>
          <table:table-cell office:value-type="float" office:value="37357.632" calcext:value-type="float">
            <text:p>37357.63</text:p>
          </table:table-cell>
          <table:table-cell table:number-columns-repeated="2"/>
          <table:table-cell office:value-type="float" office:value="2927.873" calcext:value-type="float">
            <text:p>2927.87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67801.888" calcext:value-type="float">
            <text:p>67801.89</text:p>
          </table:table-cell>
          <table:table-cell office:value-type="float" office:value="44438.358" calcext:value-type="float">
            <text:p>44438.36</text:p>
          </table:table-cell>
          <table:table-cell office:value-type="float" office:value="46347.156" calcext:value-type="float">
            <text:p>46347.16</text:p>
          </table:table-cell>
          <table:table-cell office:value-type="float" office:value="44172.007" calcext:value-type="float">
            <text:p>44172.01</text:p>
          </table:table-cell>
          <table:table-cell office:value-type="float" office:value="18115.603" calcext:value-type="float">
            <text:p>18115.60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68379.923" calcext:value-type="float">
            <text:p>68379.92</text:p>
          </table:table-cell>
          <table:table-cell office:value-type="float" office:value="46214.968" calcext:value-type="float">
            <text:p>46214.97</text:p>
          </table:table-cell>
          <table:table-cell office:value-type="float" office:value="48892.722" calcext:value-type="float">
            <text:p>48892.72</text:p>
          </table:table-cell>
          <table:table-cell office:value-type="float" office:value="47690.405" calcext:value-type="float">
            <text:p>47690.41</text:p>
          </table:table-cell>
          <table:table-cell office:value-type="float" office:value="32018.431" calcext:value-type="float">
            <text:p>32018.43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table:style-name="ce3" office:value-type="float" office:value="116545.085" calcext:value-type="float">
            <text:p>116545.09</text:p>
          </table:table-cell>
          <table:table-cell table:style-name="ce3" office:value-type="float" office:value="72740.331" calcext:value-type="float">
            <text:p>72740.33</text:p>
          </table:table-cell>
          <table:table-cell table:style-name="ce3" office:value-type="float" office:value="77609.034" calcext:value-type="float">
            <text:p>77609.03</text:p>
          </table:table-cell>
          <table:table-cell table:style-name="ce3" office:value-type="float" office:value="79323.383" calcext:value-type="float">
            <text:p>79323.38</text:p>
          </table:table-cell>
          <table:table-cell table:style-name="ce3" office:value-type="float" office:value="31828.329" calcext:value-type="float">
            <text:p>31828.33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26542.093" calcext:value-type="float">
            <text:p>26542.09</text:p>
          </table:table-cell>
          <table:table-cell office:value-type="float" office:value="12966.02" calcext:value-type="float">
            <text:p>12966.02</text:p>
          </table:table-cell>
          <table:table-cell table:number-columns-repeated="2"/>
          <table:table-cell office:value-type="float" office:value="16094.698" calcext:value-type="float">
            <text:p>16094.70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59433.035" calcext:value-type="float">
            <text:p>59433.04</text:p>
          </table:table-cell>
          <table:table-cell office:value-type="float" office:value="20265.835" calcext:value-type="float">
            <text:p>20265.84</text:p>
          </table:table-cell>
          <table:table-cell table:number-columns-repeated="2"/>
          <table:table-cell office:value-type="float" office:value="72.878" calcext:value-type="float">
            <text:p>72.88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60428.686" calcext:value-type="float">
            <text:p>60428.69</text:p>
          </table:table-cell>
          <table:table-cell/>
          <table:table-cell office:value-type="float" office:value="37134.862" calcext:value-type="float">
            <text:p>37134.86</text:p>
          </table:table-cell>
          <table:table-cell/>
          <table:table-cell office:value-type="float" office:value="15798.648" calcext:value-type="float">
            <text:p>15798.65</text:p>
          </table:table-cell>
        </table:table-row>
      </table:table>
      <table:table table:name="4096" table:style-name="ta1">
        <table:shapes>
          <draw:frame draw:z-index="0" draw:style-name="gr1" draw:text-style-name="P1" svg:width="6.2988in" svg:height="3.5429in" svg:x="0.2382in" svg:y="1.5972in">
            <draw:object draw:notify-on-update-of-ranges="'4096'.A2:'4096'.A8 '4096'.C1:'4096'.C1 '4096'.C2:'4096'.C8 '4096'.D1:'4096'.D1 '4096'.D2:'4096'.D8 '4096'.E1:'4096'.E1 '4096'.E2:'4096'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083in" svg:y="1.6079in">
            <draw:object draw:notify-on-update-of-ranges="'4096'.A2:'4096'.A8 '4096'.F1:'4096'.F1 '4096'.F2:'4096'.F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15127.948" calcext:value-type="float">
            <text:p>15127.95</text:p>
          </table:table-cell>
          <table:table-cell office:value-type="float" office:value="6981.052" calcext:value-type="float">
            <text:p>6981.05</text:p>
          </table:table-cell>
          <table:table-cell table:number-columns-repeated="2"/>
          <table:table-cell office:value-type="float" office:value="683.301" calcext:value-type="float">
            <text:p>683.30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15135.814" calcext:value-type="float">
            <text:p>15135.81</text:p>
          </table:table-cell>
          <table:table-cell office:value-type="float" office:value="9561.008" calcext:value-type="float">
            <text:p>9561.01</text:p>
          </table:table-cell>
          <table:table-cell office:value-type="float" office:value="10997.69" calcext:value-type="float">
            <text:p>10997.69</text:p>
          </table:table-cell>
          <table:table-cell office:value-type="float" office:value="10537.034" calcext:value-type="float">
            <text:p>10537.03</text:p>
          </table:table-cell>
          <table:table-cell office:value-type="float" office:value="3056.885" calcext:value-type="float">
            <text:p>3056.89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16941.634" calcext:value-type="float">
            <text:p>16941.63</text:p>
          </table:table-cell>
          <table:table-cell office:value-type="float" office:value="10440.949" calcext:value-type="float">
            <text:p>10440.95</text:p>
          </table:table-cell>
          <table:table-cell office:value-type="float" office:value="11847.777" calcext:value-type="float">
            <text:p>11847.78</text:p>
          </table:table-cell>
          <table:table-cell office:value-type="float" office:value="11815.558" calcext:value-type="float">
            <text:p>11815.56</text:p>
          </table:table-cell>
          <table:table-cell office:value-type="float" office:value="6338.448" calcext:value-type="float">
            <text:p>6338.45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table:style-name="ce3" office:value-type="float" office:value="29154.682" calcext:value-type="float">
            <text:p>29154.68</text:p>
          </table:table-cell>
          <table:table-cell table:style-name="ce3" office:value-type="float" office:value="14916.587" calcext:value-type="float">
            <text:p>14916.59</text:p>
          </table:table-cell>
          <table:table-cell table:style-name="ce3" office:value-type="float" office:value="17988.764" calcext:value-type="float">
            <text:p>17988.76</text:p>
          </table:table-cell>
          <table:table-cell table:style-name="ce3" office:value-type="float" office:value="18663.664" calcext:value-type="float">
            <text:p>18663.66</text:p>
          </table:table-cell>
          <table:table-cell table:style-name="ce3" office:value-type="float" office:value="6535.646" calcext:value-type="float">
            <text:p>6535.65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7844.09" calcext:value-type="float">
            <text:p>7844.09</text:p>
          </table:table-cell>
          <table:table-cell office:value-type="float" office:value="4057.654" calcext:value-type="float">
            <text:p>4057.65</text:p>
          </table:table-cell>
          <table:table-cell table:number-columns-repeated="2"/>
          <table:table-cell office:value-type="float" office:value="2232.571" calcext:value-type="float">
            <text:p>2232.57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13743.006" calcext:value-type="float">
            <text:p>13743.01</text:p>
          </table:table-cell>
          <table:table-cell office:value-type="float" office:value="5053.673" calcext:value-type="float">
            <text:p>5053.67</text:p>
          </table:table-cell>
          <table:table-cell table:number-columns-repeated="2"/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13974.245" calcext:value-type="float">
            <text:p>13974.25</text:p>
          </table:table-cell>
          <table:table-cell/>
          <table:table-cell office:value-type="float" office:value="8323.16" calcext:value-type="float">
            <text:p>8323.16</text:p>
          </table:table-cell>
          <table:table-cell/>
          <table:table-cell office:value-type="float" office:value="3407.193" calcext:value-type="float">
            <text:p>3407.19</text:p>
          </table:table-cell>
        </table:table-row>
      </table:table>
      <table:table table:name="16384" table:style-name="ta1">
        <table:shapes>
          <draw:frame draw:z-index="0" draw:style-name="gr1" draw:text-style-name="P1" svg:width="6.2988in" svg:height="3.5429in" svg:x="0.2382in" svg:y="1.5972in">
            <draw:object draw:notify-on-update-of-ranges="'16384'.A2:'16384'.A8 '16384'.C1:'16384'.C1 '16384'.C2:'16384'.C8 '16384'.D1:'16384'.D1 '16384'.D2:'16384'.D8 '16384'.E1:'16384'.E1 '16384'.E2:'16384'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1.6079in">
            <draw:object draw:notify-on-update-of-ranges="'16384'.A2:'16384'.A8 '16384'.F1:'16384'.F1 '16384'.F2:'16384'.F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3814.619" calcext:value-type="float">
            <text:p>3814.62</text:p>
          </table:table-cell>
          <table:table-cell office:value-type="float" office:value="2117.654" calcext:value-type="float">
            <text:p>2117.65</text:p>
          </table:table-cell>
          <table:table-cell table:number-columns-repeated="2"/>
          <table:table-cell office:value-type="float" office:value="141.981" calcext:value-type="float">
            <text:p>141.98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3863.483" calcext:value-type="float">
            <text:p>3863.48</text:p>
          </table:table-cell>
          <table:table-cell office:value-type="float" office:value="2747.095" calcext:value-type="float">
            <text:p>2747.10</text:p>
          </table:table-cell>
          <table:table-cell office:value-type="float" office:value="2756.462" calcext:value-type="float">
            <text:p>2756.46</text:p>
          </table:table-cell>
          <table:table-cell office:value-type="float" office:value="2824.847" calcext:value-type="float">
            <text:p>2824.85</text:p>
          </table:table-cell>
          <table:table-cell office:value-type="float" office:value="415.084" calcext:value-type="float">
            <text:p>415.08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4271.342" calcext:value-type="float">
            <text:p>4271.34</text:p>
          </table:table-cell>
          <table:table-cell office:value-type="float" office:value="2296.754" calcext:value-type="float">
            <text:p>2296.75</text:p>
          </table:table-cell>
          <table:table-cell office:value-type="float" office:value="3016.387" calcext:value-type="float">
            <text:p>3016.39</text:p>
          </table:table-cell>
          <table:table-cell office:value-type="float" office:value="3074.552" calcext:value-type="float">
            <text:p>3074.55</text:p>
          </table:table-cell>
          <table:table-cell office:value-type="float" office:value="1465.468" calcext:value-type="float">
            <text:p>1465.47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table:style-name="ce3" office:value-type="float" office:value="7340.842" calcext:value-type="float">
            <text:p>7340.84</text:p>
          </table:table-cell>
          <table:table-cell table:style-name="ce3" office:value-type="float" office:value="4379.42" calcext:value-type="float">
            <text:p>4379.42</text:p>
          </table:table-cell>
          <table:table-cell table:style-name="ce3" office:value-type="float" office:value="4563.543" calcext:value-type="float">
            <text:p>4563.54</text:p>
          </table:table-cell>
          <table:table-cell table:style-name="ce3" office:value-type="float" office:value="5029.629" calcext:value-type="float">
            <text:p>5029.63</text:p>
          </table:table-cell>
          <table:table-cell table:style-name="ce3" office:value-type="float" office:value="1444.43" calcext:value-type="float">
            <text:p>1444.43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1931.465" calcext:value-type="float">
            <text:p>1931.47</text:p>
          </table:table-cell>
          <table:table-cell office:value-type="float" office:value="417.61" calcext:value-type="float">
            <text:p>417.61</text:p>
          </table:table-cell>
          <table:table-cell table:number-columns-repeated="2"/>
          <table:table-cell office:value-type="float" office:value="206.175" calcext:value-type="float">
            <text:p>206.18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3231.836" calcext:value-type="float">
            <text:p>3231.84</text:p>
          </table:table-cell>
          <table:table-cell office:value-type="float" office:value="816.368" calcext:value-type="float">
            <text:p>816.37</text:p>
          </table:table-cell>
          <table:table-cell table:number-columns-repeated="2"/>
          <table:table-cell office:value-type="float" office:value="4.607" calcext:value-type="float">
            <text:p>4.61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3555.329" calcext:value-type="float">
            <text:p>3555.33</text:p>
          </table:table-cell>
          <table:table-cell/>
          <table:table-cell office:value-type="float" office:value="2482.008" calcext:value-type="float">
            <text:p>2482.01</text:p>
          </table:table-cell>
          <table:table-cell/>
          <table:table-cell office:value-type="float" office:value="835.413" calcext:value-type="float">
            <text:p>835.41</text:p>
          </table:table-cell>
        </table:table-row>
      </table:table>
      <table:table table:name="65536" table:style-name="ta1">
        <table:shapes>
          <draw:frame draw:z-index="0" draw:style-name="gr1" draw:text-style-name="P1" svg:width="6.2988in" svg:height="3.5429in" svg:x="0.2382in" svg:y="1.5972in">
            <draw:object draw:notify-on-update-of-ranges="'65536'.A2:'65536'.A8 '65536'.C1:'65536'.C1 '65536'.C2:'65536'.C8 '65536'.D1:'65536'.D1 '65536'.D2:'65536'.D8 '65536'.E1:'65536'.E1 '65536'.E2:'65536'.E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6.7083in" svg:y="1.6079in">
            <draw:object draw:notify-on-update-of-ranges="'65536'.A2:'65536'.A8 '65536'.F1:'65536'.F1 '65536'.F2:'65536'.F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baseline</text:p>
          </table:table-cell>
          <table:table-cell table:style-name="ce1" office:value-type="string" calcext:value-type="string">
            <text:p>plain</text:p>
          </table:table-cell>
          <table:table-cell table:style-name="ce1" office:value-type="string" calcext:value-type="string">
            <text:p>pooled</text:p>
          </table:table-cell>
          <table:table-cell table:style-name="ce1" office:value-type="string" calcext:value-type="string">
            <text:p>packed</text:p>
          </table:table-cell>
          <table:table-cell table:style-name="ce1" office:value-type="string" calcext:value-type="string">
            <text:p>insert/remove</text:p>
          </table:table-cell>
        </table:table-row>
        <table:table-row table:style-name="ro1">
          <table:table-cell office:value-type="string" calcext:value-type="string">
            <text:p>Artemis-odb-0.4.0</text:p>
          </table:table-cell>
          <table:table-cell office:value-type="float" office:value="399.467" calcext:value-type="float">
            <text:p>399.47</text:p>
          </table:table-cell>
          <table:table-cell office:value-type="float" office:value="201.612" calcext:value-type="float">
            <text:p>201.61</text:p>
          </table:table-cell>
          <table:table-cell table:number-columns-repeated="2"/>
          <table:table-cell office:value-type="float" office:value="21.755" calcext:value-type="float">
            <text:p>21.76</text:p>
          </table:table-cell>
        </table:table-row>
        <table:table-row table:style-name="ro1">
          <table:table-cell office:value-type="string" calcext:value-type="string">
            <text:p>Artemis-odb-0.6.5</text:p>
          </table:table-cell>
          <table:table-cell office:value-type="float" office:value="440.568" calcext:value-type="float">
            <text:p>440.57</text:p>
          </table:table-cell>
          <table:table-cell office:value-type="float" office:value="347.348" calcext:value-type="float">
            <text:p>347.35</text:p>
          </table:table-cell>
          <table:table-cell office:value-type="float" office:value="345.391" calcext:value-type="float">
            <text:p>345.39</text:p>
          </table:table-cell>
          <table:table-cell office:value-type="float" office:value="419.327" calcext:value-type="float">
            <text:p>419.33</text:p>
          </table:table-cell>
          <table:table-cell office:value-type="float" office:value="35.325" calcext:value-type="float">
            <text:p>35.33</text:p>
          </table:table-cell>
        </table:table-row>
        <table:table-row table:style-name="ro1">
          <table:table-cell office:value-type="string" calcext:value-type="string">
            <text:p>Artemis-odb-0.7.0</text:p>
          </table:table-cell>
          <table:table-cell office:value-type="float" office:value="955.648" calcext:value-type="float">
            <text:p>955.65</text:p>
          </table:table-cell>
          <table:table-cell office:value-type="float" office:value="730.102" calcext:value-type="float">
            <text:p>730.10</text:p>
          </table:table-cell>
          <table:table-cell office:value-type="float" office:value="726.059" calcext:value-type="float">
            <text:p>726.06</text:p>
          </table:table-cell>
          <table:table-cell office:value-type="float" office:value="769.889" calcext:value-type="float">
            <text:p>769.89</text:p>
          </table:table-cell>
          <table:table-cell table:style-name="ce3" office:value-type="float" office:value="230.582" calcext:value-type="float">
            <text:p>230.58</text:p>
          </table:table-cell>
        </table:table-row>
        <table:table-row table:style-name="ro1">
          <table:table-cell office:value-type="string" calcext:value-type="string">
            <text:p>Artemis-odb-0.7.0_fast</text:p>
          </table:table-cell>
          <table:table-cell table:style-name="ce3" office:value-type="float" office:value="1765.171" calcext:value-type="float">
            <text:p>1765.17</text:p>
          </table:table-cell>
          <table:table-cell table:style-name="ce3" office:value-type="float" office:value="1069.289" calcext:value-type="float">
            <text:p>1069.29</text:p>
          </table:table-cell>
          <table:table-cell table:style-name="ce3" office:value-type="float" office:value="1068.513" calcext:value-type="float">
            <text:p>1068.51</text:p>
          </table:table-cell>
          <table:table-cell table:style-name="ce3" office:value-type="float" office:value="1279.903" calcext:value-type="float">
            <text:p>1279.90</text:p>
          </table:table-cell>
          <table:table-cell office:value-type="float" office:value="230.104" calcext:value-type="float">
            <text:p>230.10</text:p>
          </table:table-cell>
        </table:table-row>
        <table:table-row table:style-name="ro1">
          <table:table-cell office:value-type="string" calcext:value-type="string">
            <text:p>Ashley-1.0.1</text:p>
          </table:table-cell>
          <table:table-cell office:value-type="float" office:value="263.807" calcext:value-type="float">
            <text:p>263.81</text:p>
          </table:table-cell>
          <table:table-cell office:value-type="float" office:value="61.494" calcext:value-type="float">
            <text:p>61.49</text:p>
          </table:table-cell>
          <table:table-cell table:number-columns-repeated="2"/>
          <table:table-cell office:value-type="float" office:value="15.382" calcext:value-type="float">
            <text:p>15.38</text:p>
          </table:table-cell>
        </table:table-row>
        <table:table-row table:style-name="ro1">
          <table:table-cell office:value-type="string" calcext:value-type="string">
            <text:p>Ashley-1.2.0</text:p>
          </table:table-cell>
          <table:table-cell office:value-type="float" office:value="282.947" calcext:value-type="float">
            <text:p>282.95</text:p>
          </table:table-cell>
          <table:table-cell office:value-type="float" office:value="68.337" calcext:value-type="float">
            <text:p>68.34</text:p>
          </table:table-cell>
          <table:table-cell table:number-columns-repeated="2"/>
          <table:table-cell office:value-type="float" office:value="1.046" calcext:value-type="float">
            <text:p>1.05</text:p>
          </table:table-cell>
        </table:table-row>
        <table:table-row table:style-name="ro1">
          <table:table-cell office:value-type="string" calcext:value-type="string">
            <text:p>Gdx-artemis-0.5.0</text:p>
          </table:table-cell>
          <table:table-cell office:value-type="float" office:value="430.838" calcext:value-type="float">
            <text:p>430.84</text:p>
          </table:table-cell>
          <table:table-cell/>
          <table:table-cell office:value-type="float" office:value="337.784" calcext:value-type="float">
            <text:p>337.78</text:p>
          </table:table-cell>
          <table:table-cell/>
          <table:table-cell office:value-type="float" office:value="133.602" calcext:value-type="float">
            <text:p>133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23:18:31.767573014</dc:date>
    <meta:generator>LibreOffice/4.2.6.3$Linux_X86_64 LibreOffice_project/420m0$Build-3</meta:generator>
    <meta:editing-duration>PT35M1S</meta:editing-duration>
    <meta:editing-cycles>4</meta:editing-cycles>
    <meta:document-statistic meta:table-count="4" meta:cell-count="16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Iteration: 16384 entities</text:p>
        </chart:title>
        <chart:legend chart:legend-position="end" svg:x="14.134cm" svg:y="3.703cm" style:legend-expansion="high" chart:style-name="ch3"/>
        <chart:plot-area chart:style-name="ch4" table:cell-range-address="'16384'.A2:'16384'.A8 '16384'.C1:'16384'.E8" chart:data-source-has-labels="both" svg:x="0.77cm" svg:y="1.661cm" svg:width="12.724cm" svg:height="6.739cm">
          <chartooo:coordinate-region svg:x="4.487cm" svg:y="1.661cm" svg:width="8.397cm" svg:height="6.092cm"/>
          <chart:axis chart:dimension="x" chart:name="primary-x" chart:style-name="ch5" chartooo:axis-type="auto">
            <chartooo:date-scale/>
            <chart:categories table:cell-range-address="'16384'.A2:'1638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6384'.C2:'16384'.C8" chart:label-cell-address="'16384'.C1:'16384'.C1" chart:class="chart:bar">
            <chart:data-point chart:repeated="7"/>
          </chart:series>
          <chart:series chart:style-name="ch9" chart:values-cell-range-address="'16384'.D2:'16384'.D8" chart:label-cell-address="'16384'.D1:'16384'.D1" chart:class="chart:bar">
            <chart:data-point chart:repeated="7"/>
          </chart:series>
          <chart:series chart:style-name="ch10" chart:values-cell-range-address="'16384'.E2:'16384'.E8" chart:label-cell-address="'16384'.E1:'16384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16384'.C1:'16384'.C1</svg:desc>
                </draw:g>
              </table:table-cell>
              <table:table-cell office:value-type="string">
                <text:p>pooled</text:p>
                <draw:g>
                  <svg:desc>'16384'.D1:'16384'.D1</svg:desc>
                </draw:g>
              </table:table-cell>
              <table:table-cell office:value-type="string">
                <text:p>packed</text:p>
                <draw:g>
                  <svg:desc>'16384'.E1:'1638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6384'.A2:'16384'.A8</svg:desc>
                </draw:g>
              </table:table-cell>
              <table:table-cell office:value-type="float" office:value="2117.654">
                <text:p>2117.654</text:p>
                <draw:g>
                  <svg:desc>'16384'.C2:'16384'.C8</svg:desc>
                </draw:g>
              </table:table-cell>
              <table:table-cell office:value-type="float" office:value="NaN">
                <text:p>NaN</text:p>
                <draw:g>
                  <svg:desc>'16384'.D2:'16384'.D8</svg:desc>
                </draw:g>
              </table:table-cell>
              <table:table-cell office:value-type="float" office:value="NaN">
                <text:p>NaN</text:p>
                <draw:g>
                  <svg:desc>'16384'.E2:'16384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2747.095">
                <text:p>2747.095</text:p>
              </table:table-cell>
              <table:table-cell office:value-type="float" office:value="2756.462">
                <text:p>2756.462</text:p>
              </table:table-cell>
              <table:table-cell office:value-type="float" office:value="2824.847">
                <text:p>2824.847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2296.754">
                <text:p>2296.754</text:p>
              </table:table-cell>
              <table:table-cell office:value-type="float" office:value="3016.387">
                <text:p>3016.387</text:p>
              </table:table-cell>
              <table:table-cell office:value-type="float" office:value="3074.552">
                <text:p>3074.552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4379.42">
                <text:p>4379.42</text:p>
              </table:table-cell>
              <table:table-cell office:value-type="float" office:value="4563.543">
                <text:p>4563.543</text:p>
              </table:table-cell>
              <table:table-cell office:value-type="float" office:value="5029.629">
                <text:p>5029.629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417.61">
                <text:p>417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816.368">
                <text:p>816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2482.008">
                <text:p>2482.0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Iteration: 1024 entities</text:p>
        </chart:title>
        <chart:legend chart:legend-position="end" svg:x="14.134cm" svg:y="3.703cm" style:legend-expansion="high" chart:style-name="ch3"/>
        <chart:plot-area chart:style-name="ch4" table:cell-range-address="'1024'.A1:'1024'.A8 '1024'.C1:'1024'.E8" chart:data-source-has-labels="both" svg:x="0.77cm" svg:y="1.661cm" svg:width="12.724cm" svg:height="6.739cm">
          <chartooo:coordinate-region svg:x="4.487cm" svg:y="1.661cm" svg:width="8.211cm" svg:height="6.092cm"/>
          <chart:axis chart:dimension="x" chart:name="primary-x" chart:style-name="ch5" chartooo:axis-type="auto">
            <chartooo:date-scale/>
            <chart:categories table:cell-range-address="'1024'.A2:'102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24'.C2:'1024'.C8" chart:label-cell-address="'1024'.C1:'1024'.C1" chart:class="chart:bar">
            <chart:data-point chart:repeated="7"/>
          </chart:series>
          <chart:series chart:style-name="ch9" chart:values-cell-range-address="'1024'.D2:'1024'.D8" chart:label-cell-address="'1024'.D1:'1024'.D1" chart:class="chart:bar">
            <chart:data-point chart:repeated="7"/>
          </chart:series>
          <chart:series chart:style-name="ch10" chart:values-cell-range-address="'1024'.E2:'1024'.E8" chart:label-cell-address="'1024'.E1:'1024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1024'.C1:'1024'.C1</svg:desc>
                </draw:g>
              </table:table-cell>
              <table:table-cell office:value-type="string">
                <text:p>pooled</text:p>
                <draw:g>
                  <svg:desc>'1024'.D1:'1024'.D1</svg:desc>
                </draw:g>
              </table:table-cell>
              <table:table-cell office:value-type="string">
                <text:p>packed</text:p>
                <draw:g>
                  <svg:desc>'1024'.E1:'10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024'.A2:'1024'.A8</svg:desc>
                </draw:g>
              </table:table-cell>
              <table:table-cell office:value-type="float" office:value="37357.632">
                <text:p>37357.632</text:p>
                <draw:g>
                  <svg:desc>'1024'.C2:'1024'.C8</svg:desc>
                </draw:g>
              </table:table-cell>
              <table:table-cell office:value-type="float" office:value="NaN">
                <text:p>NaN</text:p>
                <draw:g>
                  <svg:desc>'1024'.D2:'1024'.D8</svg:desc>
                </draw:g>
              </table:table-cell>
              <table:table-cell office:value-type="float" office:value="NaN">
                <text:p>NaN</text:p>
                <draw:g>
                  <svg:desc>'1024'.E2:'1024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44438.358">
                <text:p>44438.358</text:p>
              </table:table-cell>
              <table:table-cell office:value-type="float" office:value="46347.156">
                <text:p>46347.156</text:p>
              </table:table-cell>
              <table:table-cell office:value-type="float" office:value="44172.007">
                <text:p>44172.007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46214.968">
                <text:p>46214.968</text:p>
              </table:table-cell>
              <table:table-cell office:value-type="float" office:value="48892.722">
                <text:p>48892.722</text:p>
              </table:table-cell>
              <table:table-cell office:value-type="float" office:value="47690.405">
                <text:p>47690.405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72740.331">
                <text:p>72740.331</text:p>
              </table:table-cell>
              <table:table-cell office:value-type="float" office:value="77609.034">
                <text:p>77609.034</text:p>
              </table:table-cell>
              <table:table-cell office:value-type="float" office:value="79323.383">
                <text:p>79323.383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12966.02">
                <text:p>12966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20265.835">
                <text:p>20265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37134.862">
                <text:p>37134.8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6cm" svg:y="0.316cm" chart:style-name="ch2">
          <text:p>Insert/remove: 1024 entities</text:p>
        </chart:title>
        <chart:legend chart:legend-position="end" svg:x="13.208cm" svg:y="4.201cm" style:legend-expansion="high" chart:style-name="ch3"/>
        <chart:plot-area chart:style-name="ch4" table:cell-range-address="'1024'.A1:'1024'.A8 '1024'.F1:'1024'.F8" chart:data-source-has-labels="both" svg:x="0.77cm" svg:y="1.661cm" svg:width="11.798cm" svg:height="6.739cm">
          <chartooo:coordinate-region svg:x="4.487cm" svg:y="1.661cm" svg:width="7.378cm" svg:height="6.092cm"/>
          <chart:axis chart:dimension="x" chart:name="primary-x" chart:style-name="ch5" chartooo:axis-type="auto">
            <chartooo:date-scale/>
            <chart:categories table:cell-range-address="'1024'.A2:'102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24'.F2:'1024'.F8" chart:label-cell-address="'1024'.F1:'1024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1024'.F1:'1024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024'.A2:'1024'.A8</svg:desc>
                </draw:g>
              </table:table-cell>
              <table:table-cell office:value-type="float" office:value="2927.873">
                <text:p>2927.873</text:p>
                <draw:g>
                  <svg:desc>'1024'.F2:'1024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18115.603">
                <text:p>18115.603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32018.431">
                <text:p>32018.431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31828.329">
                <text:p>31828.329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16094.698">
                <text:p>16094.698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72.878">
                <text:p>72.878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15798.648">
                <text:p>15798.6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Iteration: 4096 entities</text:p>
        </chart:title>
        <chart:legend chart:legend-position="end" svg:x="14.134cm" svg:y="3.703cm" style:legend-expansion="high" chart:style-name="ch3"/>
        <chart:plot-area chart:style-name="ch4" table:cell-range-address="'4096'.A2:'4096'.A8 '4096'.C1:'4096'.E8" chart:data-source-has-labels="both" svg:x="0.77cm" svg:y="1.661cm" svg:width="12.724cm" svg:height="6.739cm">
          <chartooo:coordinate-region svg:x="4.487cm" svg:y="1.661cm" svg:width="8.304cm" svg:height="6.092cm"/>
          <chart:axis chart:dimension="x" chart:name="primary-x" chart:style-name="ch5" chartooo:axis-type="auto">
            <chartooo:date-scale/>
            <chart:categories table:cell-range-address="'4096'.A2:'409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096'.C2:'4096'.C8" chart:label-cell-address="'4096'.C1:'4096'.C1" chart:class="chart:bar">
            <chart:data-point chart:repeated="7"/>
          </chart:series>
          <chart:series chart:style-name="ch9" chart:values-cell-range-address="'4096'.D2:'4096'.D8" chart:label-cell-address="'4096'.D1:'4096'.D1" chart:class="chart:bar">
            <chart:data-point chart:repeated="7"/>
          </chart:series>
          <chart:series chart:style-name="ch10" chart:values-cell-range-address="'4096'.E2:'4096'.E8" chart:label-cell-address="'4096'.E1:'4096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4096'.C1:'4096'.C1</svg:desc>
                </draw:g>
              </table:table-cell>
              <table:table-cell office:value-type="string">
                <text:p>pooled</text:p>
                <draw:g>
                  <svg:desc>'4096'.D1:'4096'.D1</svg:desc>
                </draw:g>
              </table:table-cell>
              <table:table-cell office:value-type="string">
                <text:p>packed</text:p>
                <draw:g>
                  <svg:desc>'4096'.E1:'409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4096'.A2:'4096'.A8</svg:desc>
                </draw:g>
              </table:table-cell>
              <table:table-cell office:value-type="float" office:value="6981.052">
                <text:p>6981.052</text:p>
                <draw:g>
                  <svg:desc>'4096'.C2:'4096'.C8</svg:desc>
                </draw:g>
              </table:table-cell>
              <table:table-cell office:value-type="float" office:value="NaN">
                <text:p>NaN</text:p>
                <draw:g>
                  <svg:desc>'4096'.D2:'4096'.D8</svg:desc>
                </draw:g>
              </table:table-cell>
              <table:table-cell office:value-type="float" office:value="NaN">
                <text:p>NaN</text:p>
                <draw:g>
                  <svg:desc>'4096'.E2:'4096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9561.008">
                <text:p>9561.008</text:p>
              </table:table-cell>
              <table:table-cell office:value-type="float" office:value="10997.69">
                <text:p>10997.69</text:p>
              </table:table-cell>
              <table:table-cell office:value-type="float" office:value="10537.034">
                <text:p>10537.034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10440.949">
                <text:p>10440.949</text:p>
              </table:table-cell>
              <table:table-cell office:value-type="float" office:value="11847.777">
                <text:p>11847.777</text:p>
              </table:table-cell>
              <table:table-cell office:value-type="float" office:value="11815.558">
                <text:p>11815.558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14916.587">
                <text:p>14916.587</text:p>
              </table:table-cell>
              <table:table-cell office:value-type="float" office:value="17988.764">
                <text:p>17988.764</text:p>
              </table:table-cell>
              <table:table-cell office:value-type="float" office:value="18663.664">
                <text:p>18663.664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4057.654">
                <text:p>4057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5053.673">
                <text:p>5053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8323.16">
                <text:p>8323.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6cm" svg:y="0.316cm" chart:style-name="ch2">
          <text:p>Insert/remove: 4096 entities</text:p>
        </chart:title>
        <chart:legend chart:legend-position="end" svg:x="13.208cm" svg:y="4.201cm" style:legend-expansion="high" chart:style-name="ch3"/>
        <chart:plot-area chart:style-name="ch4" table:cell-range-address="'4096'.A2:'4096'.A8 '4096'.F1:'4096'.F8" chart:data-source-has-labels="both" svg:x="0.77cm" svg:y="1.661cm" svg:width="11.798cm" svg:height="6.739cm">
          <chartooo:coordinate-region svg:x="4.487cm" svg:y="1.661cm" svg:width="7.471cm" svg:height="6.092cm"/>
          <chart:axis chart:dimension="x" chart:name="primary-x" chart:style-name="ch5" chartooo:axis-type="auto">
            <chartooo:date-scale/>
            <chart:categories table:cell-range-address="'4096'.A2:'409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096'.F2:'4096'.F8" chart:label-cell-address="'4096'.F1:'4096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4096'.F1:'409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4096'.A2:'4096'.A8</svg:desc>
                </draw:g>
              </table:table-cell>
              <table:table-cell office:value-type="float" office:value="683.301">
                <text:p>683.301</text:p>
                <draw:g>
                  <svg:desc>'4096'.F2:'4096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3056.885">
                <text:p>3056.885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6338.448">
                <text:p>6338.448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6535.646">
                <text:p>6535.646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2232.571">
                <text:p>2232.571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3407.193">
                <text:p>3407.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Insert/remove: 16384 entities</text:p>
        </chart:title>
        <chart:legend chart:legend-position="end" svg:x="13.208cm" svg:y="4.201cm" style:legend-expansion="high" chart:style-name="ch3"/>
        <chart:plot-area chart:style-name="ch4" table:cell-range-address="'16384'.A2:'16384'.A8 '16384'.F1:'16384'.F8" chart:data-source-has-labels="both" svg:x="0.77cm" svg:y="1.661cm" svg:width="11.798cm" svg:height="6.739cm">
          <chartooo:coordinate-region svg:x="4.487cm" svg:y="1.661cm" svg:width="7.471cm" svg:height="6.092cm"/>
          <chart:axis chart:dimension="x" chart:name="primary-x" chart:style-name="ch5" chartooo:axis-type="auto">
            <chartooo:date-scale/>
            <chart:categories table:cell-range-address="'16384'.A2:'16384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6384'.F2:'16384'.F8" chart:label-cell-address="'16384'.F1:'16384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16384'.F1:'16384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16384'.A2:'16384'.A8</svg:desc>
                </draw:g>
              </table:table-cell>
              <table:table-cell office:value-type="float" office:value="141.981">
                <text:p>141.981</text:p>
                <draw:g>
                  <svg:desc>'16384'.F2:'16384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415.084">
                <text:p>415.084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1465.468">
                <text:p>1465.468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1444.43">
                <text:p>1444.43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206.175">
                <text:p>206.175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4.607">
                <text:p>4.607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835.413">
                <text:p>835.4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96cm" svg:y="0.316cm" chart:style-name="ch2">
          <text:p>Iteration: 65536 entities</text:p>
        </chart:title>
        <chart:legend chart:legend-position="end" svg:x="14.134cm" svg:y="3.703cm" style:legend-expansion="high" chart:style-name="ch3"/>
        <chart:plot-area chart:style-name="ch4" table:cell-range-address="'65536'.A2:'65536'.A8 '65536'.C1:'65536'.E8" chart:data-source-has-labels="both" svg:x="0.77cm" svg:y="1.661cm" svg:width="12.724cm" svg:height="6.739cm">
          <chartooo:coordinate-region svg:x="4.487cm" svg:y="1.661cm" svg:width="8.397cm" svg:height="6.092cm"/>
          <chart:axis chart:dimension="x" chart:name="primary-x" chart:style-name="ch5" chartooo:axis-type="auto">
            <chartooo:date-scale/>
            <chart:categories table:cell-range-address="'65536'.A2:'6553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5536'.C2:'65536'.C8" chart:label-cell-address="'65536'.C1:'65536'.C1" chart:class="chart:bar">
            <chart:data-point chart:repeated="7"/>
          </chart:series>
          <chart:series chart:style-name="ch9" chart:values-cell-range-address="'65536'.D2:'65536'.D8" chart:label-cell-address="'65536'.D1:'65536'.D1" chart:class="chart:bar">
            <chart:data-point chart:repeated="7"/>
          </chart:series>
          <chart:series chart:style-name="ch10" chart:values-cell-range-address="'65536'.E2:'65536'.E8" chart:label-cell-address="'65536'.E1:'65536'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in</text:p>
                <draw:g>
                  <svg:desc>'65536'.C1:'65536'.C1</svg:desc>
                </draw:g>
              </table:table-cell>
              <table:table-cell office:value-type="string">
                <text:p>pooled</text:p>
                <draw:g>
                  <svg:desc>'65536'.D1:'65536'.D1</svg:desc>
                </draw:g>
              </table:table-cell>
              <table:table-cell office:value-type="string">
                <text:p>packed</text:p>
                <draw:g>
                  <svg:desc>'65536'.E1:'6553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65536'.A2:'65536'.A8</svg:desc>
                </draw:g>
              </table:table-cell>
              <table:table-cell office:value-type="float" office:value="201.612">
                <text:p>201.612</text:p>
                <draw:g>
                  <svg:desc>'65536'.C2:'65536'.C8</svg:desc>
                </draw:g>
              </table:table-cell>
              <table:table-cell office:value-type="float" office:value="NaN">
                <text:p>NaN</text:p>
                <draw:g>
                  <svg:desc>'65536'.D2:'65536'.D8</svg:desc>
                </draw:g>
              </table:table-cell>
              <table:table-cell office:value-type="float" office:value="NaN">
                <text:p>NaN</text:p>
                <draw:g>
                  <svg:desc>'65536'.E2:'65536'.E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347.348">
                <text:p>347.348</text:p>
              </table:table-cell>
              <table:table-cell office:value-type="float" office:value="345.391">
                <text:p>345.391</text:p>
              </table:table-cell>
              <table:table-cell office:value-type="float" office:value="419.327">
                <text:p>419.327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730.102">
                <text:p>730.102</text:p>
              </table:table-cell>
              <table:table-cell office:value-type="float" office:value="726.059">
                <text:p>726.059</text:p>
              </table:table-cell>
              <table:table-cell office:value-type="float" office:value="769.889">
                <text:p>769.889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1069.289">
                <text:p>1069.289</text:p>
              </table:table-cell>
              <table:table-cell office:value-type="float" office:value="1068.513">
                <text:p>1068.513</text:p>
              </table:table-cell>
              <table:table-cell office:value-type="float" office:value="1279.903">
                <text:p>1279.903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61.494">
                <text:p>61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68.337">
                <text:p>68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NaN">
                <text:p>NaN</text:p>
              </table:table-cell>
              <table:table-cell office:value-type="float" office:value="337.784">
                <text:p>337.7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7cm" svg:y="0.316cm" chart:style-name="ch2">
          <text:p>Insert/remove: 65536 entities</text:p>
        </chart:title>
        <chart:legend chart:legend-position="end" svg:x="13.208cm" svg:y="4.201cm" style:legend-expansion="high" chart:style-name="ch3"/>
        <chart:plot-area chart:style-name="ch4" table:cell-range-address="'65536'.A2:'65536'.A8 '65536'.F1:'65536'.F8" chart:data-source-has-labels="both" svg:x="0.77cm" svg:y="1.661cm" svg:width="11.798cm" svg:height="6.739cm">
          <chartooo:coordinate-region svg:x="4.487cm" svg:y="1.661cm" svg:width="7.563cm" svg:height="6.092cm"/>
          <chart:axis chart:dimension="x" chart:name="primary-x" chart:style-name="ch5" chartooo:axis-type="auto">
            <chartooo:date-scale/>
            <chart:categories table:cell-range-address="'65536'.A2:'65536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5536'.F2:'65536'.F8" chart:label-cell-address="'65536'.F1:'65536'.F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/remove</text:p>
                <draw:g>
                  <svg:desc>'65536'.F1:'6553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emis-odb-0.4.0</text:p>
                <draw:g>
                  <svg:desc>'65536'.A2:'65536'.A8</svg:desc>
                </draw:g>
              </table:table-cell>
              <table:table-cell office:value-type="float" office:value="21.755">
                <text:p>21.755</text:p>
                <draw:g>
                  <svg:desc>'65536'.F2:'65536'.F8</svg:desc>
                </draw:g>
              </table:table-cell>
            </table:table-row>
            <table:table-row>
              <table:table-cell office:value-type="string">
                <text:p>Artemis-odb-0.6.5</text:p>
              </table:table-cell>
              <table:table-cell office:value-type="float" office:value="35.325">
                <text:p>35.325</text:p>
              </table:table-cell>
            </table:table-row>
            <table:table-row>
              <table:table-cell office:value-type="string">
                <text:p>Artemis-odb-0.7.0</text:p>
              </table:table-cell>
              <table:table-cell office:value-type="float" office:value="230.582">
                <text:p>230.582</text:p>
              </table:table-cell>
            </table:table-row>
            <table:table-row>
              <table:table-cell office:value-type="string">
                <text:p>Artemis-odb-0.7.0_fast</text:p>
              </table:table-cell>
              <table:table-cell office:value-type="float" office:value="230.104">
                <text:p>230.104</text:p>
              </table:table-cell>
            </table:table-row>
            <table:table-row>
              <table:table-cell office:value-type="string">
                <text:p>Ashley-1.0.1</text:p>
              </table:table-cell>
              <table:table-cell office:value-type="float" office:value="15.382">
                <text:p>15.382</text:p>
              </table:table-cell>
            </table:table-row>
            <table:table-row>
              <table:table-cell office:value-type="string">
                <text:p>Ashley-1.2.0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Gdx-artemis-0.5.0</text:p>
              </table:table-cell>
              <table:table-cell office:value-type="float" office:value="133.602">
                <text:p>133.6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